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7cm" svg:y="3cm">
          <text:p text:style-name="P1">Wag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7cm" svg:y="6cm">
          <text:p text:style-name="P1">Ren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cm" svg:y1="5cm" svg:x2="8.5cm" svg:y2="6cm" draw:start-shape="id1" draw:start-glue-point="2" draw:end-shape="id2" svg:d="M8500 5000v1000" svg:viewBox="0 0 1 1001">
          <text:p/>
        </draw:connector>
        <draw:custom-shape draw:style-name="gr1" draw:text-style-name="P1" xml:id="id3" draw:id="id3" draw:layer="layout" svg:width="3cm" svg:height="2cm" svg:x="9cm" svg:y="10cm">
          <text:p text:style-name="P1">Land</text:p>
          <text:p text:style-name="P1">Pri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cm" svg:y1="8cm" svg:x2="10.5cm" svg:y2="10cm" draw:start-shape="id2" draw:start-glue-point="2" draw:end-shape="id3" draw:end-glue-point="0" svg:d="M8500 8000v1000h2000v1000" svg:viewBox="0 0 2001 2001">
          <text:p/>
        </draw:connector>
        <draw:custom-shape draw:style-name="gr1" draw:text-style-name="P1" xml:id="id4" draw:id="id4" draw:layer="layout" svg:width="3cm" svg:height="2cm" svg:x="12cm" svg:y="6cm">
          <text:p text:style-name="P1">Interest </text:p>
          <text:p text:style-name="P1">Rat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3.5cm" svg:y1="8cm" svg:x2="12cm" svg:y2="11cm" draw:start-shape="id4" draw:start-glue-point="2" draw:end-shape="id3" draw:end-glue-point="1" svg:d="M13500 8000v3000h-1500" svg:viewBox="0 0 1501 3001">
          <text:p/>
        </draw:connector>
        <draw:custom-shape draw:style-name="gr1" draw:text-style-name="P1" draw:layer="layout" svg:width="3cm" svg:height="2cm" svg:x="3cm" svg:y="10cm">
          <text:p text:style-name="P1">R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6:20:48.251000000</meta:creation-date>
    <dc:date>2018-10-12T17:25:28.630000000</dc:date>
    <meta:editing-duration>PT14M53S</meta:editing-duration>
    <meta:editing-cycles>1</meta:editing-cycles>
    <meta:document-statistic meta:object-count="8"/>
    <meta:generator>LibreOffice/6.1.0.3$Windows_X86_64 LibreOffice_project/efb621ed25068d70781dc026f7e9c5187a4decd1</meta:generator>
  </office:meta>
</office:document-meta>
</file>